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MLSchemaException.XMLSchemaException( String key , Object [ ] ar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XMLSchemaException.getKe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SchemaException.getArg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